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title">
      <style:graphic-properties fo:min-height="1.40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5308d" loext:opacity="100%" fo:font-size="18pt" style:font-size-asian="18pt" style:font-size-complex="18pt"/>
    </style:style>
    <style:style style:name="T5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55308d" loext:opacity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55308d" loext:opacity="100%"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55308d" loext:opacity="100%" fo:font-weight="bold" style:font-weight-asian="bold" style:font-weight-complex="bold"/>
    </style:style>
    <style:style style:name="T11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STRUCTUR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.9cm" svg:height="10.795cm" svg:x="1.5cm" svg:y="2.54cm" presentation:class="outline" presentation:user-transformed="true">
          <draw:text-box>
            <text:list text:style-name="L2">
              <text:list-item>
                <text:p>A structure is a <text:span text:style-name="T1">user defined data type</text:span> available in C that allows the combination of many variables that are of different data types.</text:p>
              </text:list-item>
              <text:list-item>
                <text:p>Also called structs</text:p>
              </text:list-item>
              <text:list-item>
                <text:p>Each variable in the structure is known as a <text:span text:style-name="T1">member</text:span> of the structure.</text:p>
              </text:list-item>
              <text:list-item>
                <text:p>A structure can contain many different data types (int, float, char, etc.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1.27cm" presentation:class="title" presentation:user-transformed="true">
          <draw:text-box>
            <text:p>Structure Declaration and Definition</text:p>
          </draw:text-box>
        </draw:frame>
        <draw:frame presentation:style-name="pr6" draw:layer="layout" svg:width="25.17cm" svg:height="11cm" svg:x="1.27cm" svg:y="3.81cm" presentation:class="outline" presentation:user-transformed="true">
          <draw:text-box>
            <text:list text:style-name="L2">
              <text:list-item>
                <text:p>You create a structure by using the <text:span text:style-name="T1">struct </text:span>keyword and declare each of its members inside curly braces.</text:p>
                <text:p><text:span text:style-name="T2">struct MyStructure <text:s/></text:span><text:span text:style-name="T3"><text:s/></text:span><text:span text:style-name="T4">//Declaration </text:span><text:span text:style-name="T5">struct keyword followed by the name of the structure.</text:span><text:line-break/>{ <text:s text:c="2"/></text:p>
                <text:p><text:s text:c="5"/>int myNum; <text:s text:c="9"/><text:span text:style-name="T6">// Member(myNum) of integer data type</text:span></text:p>
                <text:p><text:s text:c="5"/>char myLetter; <text:s text:c="4"/><text:span text:style-name="T6">// Member(myLetter) of character data type </text:span></text:p>
                <text:p>}; <text:span text:style-name="T6">// End the structure with a semicolon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5.17cm" svg:height="11cm" svg:x="1.27cm" svg:y="2.335cm" presentation:class="outline" presentation:user-transformed="true">
          <draw:text-box>
            <text:list text:style-name="L2">
              <text:list-item>
                <text:p>To access the structure, you must create a variable for it.</text:p>
              </text:list-item>
              <text:list-item>
                <text:p>Use the <text:span text:style-name="T1">struct</text:span> keyword inside the main( ), followed by the <text:span text:style-name="T1">name of the structure</text:span> and then the <text:span text:style-name="T1">name of the variable for your structure.</text:span></text:p>
                <text:p><text:span text:style-name="T7"><text:s/></text:span><text:span text:style-name="T7">struct myStructure </text:span><text:span text:style-name="T7"><text:line-break/></text:span><text:span text:style-name="T7"> <text:s/>{</text:span></text:p>
                <text:p><text:span text:style-name="T7"><text:s text:c="5"/></text:span><text:span text:style-name="T7">int myNum;</text:span></text:p>
                <text:p><text:span text:style-name="T7"><text:s text:c="5"/></text:span><text:span text:style-name="T7">char myLetter;</text:span></text:p>
                <text:p><text:span text:style-name="T7"><text:s text:c="3"/></text:span><text:span text:style-name="T7">};</text:span></text:p>
                <text:p><text:span text:style-name="T7"><text:s/></text:span><text:span text:style-name="T7">int main()</text:span><text:span text:style-name="T7"><text:line-break/></text:span><text:span text:style-name="T7"> {</text:span></text:p>
                <text:p><text:span text:style-name="T7"><text:s text:c="4"/></text:span><text:span text:style-name="T7">struct myStructure s1; </text:span><text:span text:style-name="T8">//s1 is the variable we have created for our structure(myStructure)</text:span></text:p>
                <text:p><text:span text:style-name="T7"><text:s text:c="5"/></text:span><text:span text:style-name="T7">return 0;</text:span></text:p>
                <text:p><text:span text:style-name="T7"><text:s/></text:span><text:span text:style-name="T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5.17cm" svg:height="13.335cm" svg:x="1.5cm" svg:y="1.27cm" presentation:class="outline" presentation:user-transformed="true">
          <draw:text-box>
            <text:list text:style-name="L2">
              <text:list-item>
                <text:p>To access members of a structure, use the dot syntax (.)</text:p>
                <text:p>struct myStructure <text:span text:style-name="T6">//create your structure and its members</text:span><text:line-break/>{</text:p>
                <text:p><text:s text:c="4"/>int myNum;</text:p>
                <text:p><text:s text:c="4"/>char myLetter;</text:p>
                <text:p>};</text:p>
                <text:p>int main( ) <text:line-break/>{ </text:p>
                <text:p><text:span text:style-name="T2"><text:s text:c="4"/></text:span><text:span text:style-name="T2">struct myStructure s1; </text:span><text:s/><text:span text:style-name="T6">// Create a structure variable of myStructure called s1</text:span></text:p>
                <text:p><text:span text:style-name="T2"><text:s text:c="3"/></text:span></text:p>
                <text:p><text:span text:style-name="T2"><text:s text:c="4"/></text:span><text:span text:style-name="T9">s1.myNum = 13;</text:span><text:span text:style-name="T2"> </text:span><text:span text:style-name="T6">// Assign values to members of s1 using </text:span><text:span text:style-name="T10">the dot .</text:span></text:p>
                <text:p><text:s text:c="4"/><text:span text:style-name="T1">s1.myLetter = 'B';</text:span></text:p>
                <text:p><text:span text:style-name="T1"><text:s text:c="4"/></text:span></text:p>
                <text:p><text:s text:c="3"/></text:p>
                <text:p><text:s text:c="4"/>printf("My number: %d\n", <text:span text:style-name="T1">s1.myNum</text:span>);</text:p>
                <text:p><text:s text:c="4"/>printf("My letter: %c\n", <text:span text:style-name="T1">s1.myLetter</text:span>);</text:p>
                <text:p><text:s text:c="4"/>return 0;</text:p>
                <text:p>}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5.17cm" svg:height="13.335cm" svg:x="1.5cm" svg:y="1.27cm" presentation:class="outline" presentation:user-transformed="true">
          <draw:text-box>
            <text:list text:style-name="L2">
              <text:list-item>
                <text:p>To access members of a structure, use the dot syntax (.)</text:p>
                <text:p>struct myStructure <text:span text:style-name="T6">//create your structure and its members</text:span><text:line-break/>{</text:p>
                <text:p><text:s text:c="4"/>int myNum;</text:p>
                <text:p><text:s text:c="4"/>char myName[10];</text:p>
                <text:p>};</text:p>
                <text:p>int main( ) <text:line-break/>{ </text:p>
                <text:p><text:span text:style-name="T2"><text:s text:c="4"/></text:span><text:span text:style-name="T2">struct myStructure s1 = { 072313 , “Mesh”};</text:span></text:p>
                <text:p><text:span text:style-name="T11"/></text:p>
                <text:p><text:s text:c="4"/>printf("My number: %d\n", <text:span text:style-name="T1">s1.myNum</text:span>);</text:p>
                <text:p><text:s text:c="4"/>printf("My Name: %c\n", <text:span text:style-name="T1">s1.myName</text:span>);</text:p>
                <text:p><text:s text:c="4"/>return 0;</text:p>
                <text:p>}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text-style-name="P3" draw:layer="layout" svg:width="12.199cm" svg:height="11.96cm" svg:x="14.31cm" svg:y="2.54cm" presentation:class="outline" presentation:user-transformed="true">
          <draw:text-box>
            <text:list text:style-name="L2">
              <text:list-header>
                <text:p text:style-name="P2"><text:span text:style-name="T7">struct myStructure </text:span><text:span text:style-name="T7"><text:line-break/></text:span><text:span text:style-name="T7">{</text:span></text:p>
                <text:p text:style-name="P2"><text:span text:style-name="T7"><text:s text:c="5"/></text:span><text:span text:style-name="T7">int myNum;</text:span></text:p>
                <text:p text:style-name="P2"><text:span text:style-name="T7"><text:s text:c="5"/></text:span><text:span text:style-name="T7">char myLetter;</text:span></text:p>
                <text:p text:style-name="P2"><text:span text:style-name="T7"><text:s/></text:span><text:span text:style-name="T7">} s1;</text:span></text:p>
                <text:p text:style-name="P2"><text:span text:style-name="T7"/></text:p>
                <text:p text:style-name="P2"><text:span text:style-name="T7">//global scope</text:span></text:p>
              </text:list-header>
            </text:list>
          </draw:text-box>
        </draw:frame>
        <draw:frame draw:style-name="gr2" draw:text-style-name="P5" draw:layer="layout" svg:width="12.209cm" svg:height="11.72cm" svg:x="1.126cm" svg:y="2.25cm">
          <draw:text-box>
            <text:p text:style-name="P4"><text:span text:style-name="T7"><text:s/></text:span><text:span text:style-name="T7">struct myStructure </text:span><text:span text:style-name="T7"><text:line-break/></text:span><text:span text:style-name="T7"> <text:s/>{</text:span></text:p>
            <text:p text:style-name="P4"><text:span text:style-name="T7"><text:s text:c="5"/></text:span><text:span text:style-name="T7">int myNum;</text:span></text:p>
            <text:p text:style-name="P4"><text:span text:style-name="T7"><text:s text:c="5"/></text:span><text:span text:style-name="T7">char myLetter;</text:span></text:p>
            <text:p text:style-name="P4"><text:span text:style-name="T7"><text:s text:c="3"/></text:span><text:span text:style-name="T7">};</text:span></text:p>
            <text:p text:style-name="P4"><text:span text:style-name="T7"><text:s/></text:span></text:p>
            <text:p text:style-name="P4"><text:span text:style-name="T7">int main()</text:span><text:span text:style-name="T7"><text:line-break/></text:span><text:span text:style-name="T7"> {</text:span></text:p>
            <text:p text:style-name="P4"><text:span text:style-name="T7"><text:s text:c="4"/></text:span><text:span text:style-name="T7">struct myStructure s1; </text:span></text:p>
            <text:p text:style-name="P4"><text:span text:style-name="T7"><text:s text:c="5"/></text:span><text:span text:style-name="T7">return 0;</text:span></text:p>
            <text:p text:style-name="P4"><text:span text:style-name="T7"><text:s/></text:span><text:span text:style-name="T7">} </text:span></text:p>
            <text:p text:style-name="P4"><text:span text:style-name="T7"/></text:p>
            <text:p text:style-name="P4"><text:span text:style-name="T7">//local scop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.9cm" svg:height="11.96cm" svg:x="0.865cm" svg:y="1.905cm" presentation:class="outline" presentation:user-transformed="true">
          <draw:text-box>
            <text:list text:style-name="L2">
              <text:list-header>
                <text:p>struct myStructure <text:line-break/>{</text:p>
                <text:p><text:s text:c="3"/>int myNum;</text:p>
                <text:p><text:s text:c="3"/>char myLetter;</text:p>
                <text:p><text:s text:c="3"/>char myString[30];</text:p>
                <text:p>};</text:p>
                <text:p/>
                <text:p>int main( ) <text:line-break/>{</text:p>
                <text:p><text:s text:c="3"/>struct myStructure s1 = {13, 'B', "Some text"};</text:p>
                <text:p><text:s text:c="3"/>printf( " %d %c %s ", s1.myNum, s1.myLetter, s1.myString);</text:p>
                <text:p><text:s text:c="3"/>return 0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8" draw:layer="layout" svg:width="23cm" svg:height="1.405cm" svg:x="1.5cm" svg:y="0.5cm" presentation:class="title" presentation:user-transformed="true">
          <draw:text-box>
            <text:p>Pointers to structures</text:p>
          </draw:text-box>
        </draw:frame>
        <draw:frame presentation:style-name="pr6" draw:layer="layout" svg:width="25.17cm" svg:height="12.27cm" svg:x="1.5cm" svg:y="2.335cm" presentation:class="outline" presentation:user-transformed="true">
          <draw:text-box>
            <text:list text:style-name="L2">
              <text:list-item>
                <text:p>Once a pointer to structure is declared, members are accessed using arrow ( -&gt; ) operator.</text:p>
                <text:p/>
                <text:p><text:s/>struct nums<text:line-break/> {</text:p>
                <text:p><text:s text:c="4"/>int x, y;</text:p>
                <text:p>};</text:p>
                <text:p><text:s/></text:p>
                <text:p>int main( )<text:line-break/>{</text:p>
                <text:p><text:s text:c="4"/>struct nums num1 = { 1, 2 };</text:p>
                <text:p><text:s/></text:p>
                <text:p text:style-name="P7"><text:span text:style-name="T2"><text:s text:c="3"/></text:span><text:span text:style-name="T2">struct nums *ptr = &amp;num1; <text:s text:c="7"/></text:span><text:span text:style-name="T6">// ptr is a pointer to structure nums</text:span></text:p>
                <text:p><text:s/></text:p>
                <text:p><text:s/><text:span text:style-name="T2"><text:s text:c="2"/></text:span><text:span text:style-name="T2">printf("%d %d", ptr-&gt;x, ptr-&gt;y); <text:s/></text:span><text:span text:style-name="T6">// Accessing structure members using structure pointer</text:span></text:p>
                <text:p><text:s text:c="3"/>return 0;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typedef</text:p>
          </draw:text-box>
        </draw:frame>
        <draw:frame presentation:style-name="pr6" draw:layer="layout" svg:width="25.17cm" svg:height="11cm" svg:x="1.5cm" svg:y="2.54cm" presentation:class="outline" presentation:user-transformed="true">
          <draw:text-box>
            <text:list text:style-name="L2">
              <text:list-item>
                <text:p><text:span text:style-name="T1">typedef</text:span> is a keyword that is used in C programming to provide existing data types with a new name. </text:p>
                <text:p/>
              </text:list-item>
              <text:list-item>
                <text:p>Syntax :</text:p>
                <text:p>typedef <text:s text:c="2"/>existing_data_type <text:s text:c="2"/>new_data_type</text:p>
                <text:p><text:line-break/>eg : <text:s text:c="2"/>typedef <text:s text:c="2"/>int <text:s/>INTEG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layer="layout" svg:width="25.17cm" svg:height="13.23cm" svg:x="1.5cm" svg:y="1.27cm" presentation:class="outline" presentation:user-transformed="true">
          <draw:text-box>
            <text:list text:style-name="L2">
              <text:list-header>
                <text:p>typedef struct students </text:p>
                <text:p>{</text:p>
                <text:p><text:s text:c="2"/>char name[50];</text:p>
                <text:p><text:s text:c="2"/>char branch[50];</text:p>
                <text:p><text:s text:c="2"/>int IdNum;</text:p>
                <text:p>} students;</text:p>
                <text:p>int main( )<text:line-break/>{</text:p>
                <text:p><text:s text:c="4"/>students st;</text:p>
                <text:p><text:s text:c="4"/>st.IdNum=12558455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8:13:43.458479158</meta:creation-date>
    <meta:editing-duration>PT13M17S</meta:editing-duration>
    <meta:editing-cycles>2</meta:editing-cycles>
    <meta:generator>LibreOffice/7.3.7.2$Linux_X86_64 LibreOffice_project/30$Build-2</meta:generator>
    <dc:title>Pencil</dc:title>
    <dc:date>2023-03-20T20:14:18.398890059</dc:date>
    <meta:document-statistic meta:object-count="70"/>
  </office:meta>
</office:document-meta>
</file>